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352ea"/>
    </style:style>
    <style:style style:name="P2" style:family="paragraph" style:parent-style-name="Preformatted_20_Text">
      <style:text-properties officeooo:rsid="000352ea" officeooo:paragraph-rsid="000352ea"/>
    </style:style>
    <style:style style:name="P3" style:family="paragraph" style:parent-style-name="Preformatted_20_Text">
      <style:text-properties fo:font-size="14pt" fo:font-weight="bold" officeooo:rsid="000352ea" officeooo:paragraph-rsid="000352ea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officeooo:paragraph-rsid="000352ea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fo:font-weight="bold" officeooo:paragraph-rsid="000352ea" style:font-weight-asian="bold" style:font-weight-complex="bold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fo:font-weight="bold" officeooo:rsid="000352ea" officeooo:paragraph-rsid="000352ea" style:font-weight-asian="bold" style:font-weight-complex="bold"/>
    </style:style>
    <style:style style:name="T1" style:family="text">
      <style:text-properties officeooo:rsid="000352ea"/>
    </style:style>
    <style:style style:name="T2" style:family="text">
      <style:text-properties fo:font-weight="bold" officeooo:rsid="000352ea" style:font-weight-asian="bold" style:font-weight-complex="bold"/>
    </style:style>
    <style:style style:name="T3" style:family="text">
      <style:text-properties fo:font-weight="bold" officeooo:rsid="00059a14" style:font-weight-asian="bold" style:font-weight-complex="bold"/>
    </style:style>
    <style:style style:name="T4" style:family="text">
      <style:text-properties officeooo:rsid="0007e0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dont want to miss a thing</text:p>
      <text:p text:style-name="P2">aerosmith 1998. Soundtrack zu Armageddon mit Liv Tyler – Stevens Tochter. Einziger Nr. 1 Hit von Aerosmith. </text:p>
      <text:p text:style-name="P1"/>
      <text:p text:style-name="P1"/>
      <text:p text:style-name="Preformatted_20_Text">D <text:s text:c="18"/>A/<text:span text:style-name="T4">C#</text:span> <text:s text:c="13"/><text:span text:style-name="T1">h</text:span></text:p>
      <text:p text:style-name="Preformatted_20_Text">I could stay awake just to hear you breathing</text:p>
      <text:p text:style-name="Preformatted_20_Text"><text:s text:c="12"/>G <text:s text:c="18"/>D/<text:span text:style-name="T1">F#</text:span> <text:s text:c="14"/>Em</text:p>
      <text:p text:style-name="Preformatted_20_Text">Watch you smile while you are sleeping while your far away</text:p>
      <text:p text:style-name="Preformatted_20_Text"/>
      <text:p text:style-name="Preformatted_20_Text">dreaming</text:p>
      <text:p text:style-name="P1"><text:s text:c="10"/>D <text:s text:c="10"/>A/C# <text:s text:c="13"/><text:span text:style-name="T1">h</text:span></text:p>
      <text:p text:style-name="Preformatted_20_Text">I could spend my life in this sweet surrender</text:p>
      <text:p text:style-name="Preformatted_20_Text"><text:s text:c="9"/>G <text:s text:c="16"/>D/<text:span text:style-name="T1">F#</text:span> <text:s text:c="4"/>Em <text:s text:c="2"/></text:p>
      <text:p text:style-name="Preformatted_20_Text">I could stay lost in this moment forever</text:p>
      <text:p text:style-name="Preformatted_20_Text"><text:s text:c="15"/><text:span text:style-name="T1">f#</text:span> <text:s text:c="7"/>G <text:s text:c="17"/>A</text:p>
      <text:p text:style-name="Preformatted_20_Text">Every moment spent with you is a moment I treasure</text:p>
      <text:p text:style-name="Preformatted_20_Text"/>
      <text:p text:style-name="P5"/>
      <text:p text:style-name="P5">D <text:s text:c="24"/>A/C#</text:p>
      <text:p text:style-name="P5"><text:s text:c="8"/>I don't want to close my eyes</text:p>
      <text:p text:style-name="P5"/>
      <text:p text:style-name="P5">Em <text:s text:c="45"/><text:span text:style-name="T1">G</text:span></text:p>
      <text:p text:style-name="P5"><text:s text:c="8"/>I don't want to fall asleep 'cause I'd miss you baby</text:p>
      <text:p text:style-name="P5"/>
      <text:p text:style-name="P5"><text:s text:c="21"/><text:span text:style-name="T1">A</text:span> <text:s text:c="6"/>D</text:p>
      <text:p text:style-name="P5">and I don't want to miss a thing</text:p>
      <text:p text:style-name="P5"/>
      <text:p text:style-name="P5">D <text:s text:c="26"/>A/C#</text:p>
      <text:p text:style-name="P5"><text:s text:c="8"/>'cause even when I dream of you</text:p>
      <text:p text:style-name="P5"/>
      <text:p text:style-name="P5">Em <text:s text:c="49"/><text:span text:style-name="T1">G</text:span></text:p>
      <text:p text:style-name="P6"><text:s text:c="8"/>the sweetest dream will never do I'd still miss you ba<text:span text:style-name="T1">by</text:span></text:p>
      <text:p text:style-name="P6"><text:s text:c="21"/>A <text:s text:c="6"/><text:span text:style-name="T1">D <text:s text:c="3"/>A/C# <text:s/>e</text:span></text:p>
      <text:p text:style-name="P5">and I don't want to miss a thing</text:p>
      <text:p text:style-name="Preformatted_20_Text"/>
      <text:p text:style-name="Preformatted_20_Text">Verse2:</text:p>
      <text:p text:style-name="Preformatted_20_Text"/>
      <text:p text:style-name="Preformatted_20_Text">Lyin close to you feeling your heart beating</text:p>
      <text:p text:style-name="Preformatted_20_Text">and I'm wonderin what you're dreaming</text:p>
      <text:p text:style-name="Preformatted_20_Text">wonderin if it's me you're seein</text:p>
      <text:p text:style-name="Preformatted_20_Text">Then I kiss your eyes and thank God we're together</text:p>
      <text:p text:style-name="Preformatted_20_Text">I just want to stay with you in this moment foreve<text:span text:style-name="T1">r - </text:span>forever and ever</text:p>
      <text:p text:style-name="Preformatted_20_Text"/>
      <text:p text:style-name="P7">Chorus</text:p>
      <text:p text:style-name="P1"/>
      <text:p text:style-name="P2">Bridge</text:p>
      <text:p text:style-name="Preformatted_20_Text">D <text:s text:c="15"/>C</text:p>
      <text:p text:style-name="Preformatted_20_Text">I don't want to miss one smile</text:p>
      <text:p text:style-name="Preformatted_20_Text"><text:s text:c="17"/>G</text:p>
      <text:p text:style-name="Preformatted_20_Text">I don't want to miss one kiss</text:p>
      <text:p text:style-name="Preformatted_20_Text"><text:s text:c="16"/><text:span text:style-name="T1">B</text:span> <text:s text:c="30"/>F</text:p>
      <text:p text:style-name="Preformatted_20_Text">I just want to be with you right here with you just like this</text:p>
      <text:p text:style-name="Preformatted_20_Text"><text:s text:c="16"/>C</text:p>
      <text:p text:style-name="Preformatted_20_Text">I just want to hold you close</text:p>
      <text:p text:style-name="Preformatted_20_Text"><text:s text:c="21"/>G</text:p>
      <text:p text:style-name="Preformatted_20_Text">feel your heart so close to mine</text:p>
      <text:p text:style-name="Preformatted_20_Text"><text:s text:c="11"/>Dm <text:s text:c="33"/>A <text:s text:c="11"/><text:span text:style-name="T1">A A A</text:span></text:p>
      <text:p text:style-name="Preformatted_20_Text">and just stay here in this moment for all the rest of time</text:p>
      <text:p text:style-name="Preformatted_20_Text"/>
      <text:p text:style-name="Preformatted_20_Text">yeah, yeah, yeah.....</text:p>
      <text:p text:style-name="Preformatted_20_Text"/>
      <text:p text:style-name="P4"><text:span text:style-name="T2">Chorus mind 3x (mit vielen <text:s/>Geigen :</text:span><text:span text:style-name="T3">) h A/C# e 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1-31T15:40:02.906087064</meta:creation-date>
    <dc:date>2017-05-06T18:06:30.012205569</dc:date>
    <dc:creator>benutzer </dc:creator>
    <meta:editing-duration>PT26M3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47" meta:word-count="281" meta:character-count="1849" meta:non-whitespace-character-count="1028"/>
  </office:meta>
</office:document-meta>
</file>